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style:line-height-at-least="0.176cm"/>
      <style:text-properties style:font-name="Liberation Serif" fo:language="sk" fo:country="SK"/>
    </style:style>
    <style:style style:name="P3" style:family="paragraph" style:parent-style-name="Text_20_body">
      <style:paragraph-properties fo:line-height="100%"/>
    </style:style>
    <style:style style:name="P4" style:family="paragraph" style:parent-style-name="Text_20_body">
      <style:paragraph-properties style:line-height-at-least="0.176cm"/>
    </style:style>
    <style:style style:name="P5" style:family="paragraph" style:parent-style-name="Standard">
      <style:paragraph-properties fo:line-height="100%"/>
      <style:text-properties style:font-name="Liberation Serif" fo:language="sk" fo:country="SK"/>
    </style:style>
    <style:style style:name="P6" style:family="paragraph" style:parent-style-name="Standard">
      <style:paragraph-properties fo:line-height="100%"/>
      <style:text-properties style:font-name="Times New Roman" fo:language="sk" fo:country="SK"/>
    </style:style>
    <style:style style:name="P7" style:family="paragraph" style:parent-style-name="Standard">
      <style:paragraph-properties fo:line-height="100%"/>
      <style:text-properties style:font-name="Times New Roman" fo:language="sk" fo:country="SK" fo:font-weight="bold" style:font-weight-asian="bold" style:font-weight-complex="bold"/>
    </style:style>
    <style:style style:name="P8" style:family="paragraph" style:parent-style-name="Standard">
      <style:paragraph-properties fo:line-height="100%"/>
      <style:text-properties style:font-name="Times New Roman" fo:font-weight="bold" style:font-weight-asian="bold" style:font-weight-complex="bold"/>
    </style:style>
    <style:style style:name="P9" style:family="paragraph" style:parent-style-name="Standard">
      <style:paragraph-properties fo:line-height="100%"/>
      <style:text-properties style:font-name="Times New Roman"/>
    </style:style>
    <style:style style:name="P10" style:family="paragraph" style:parent-style-name="Standard">
      <style:paragraph-properties fo:line-height="100%"/>
    </style:style>
    <style:style style:name="P11" style:family="paragraph" style:parent-style-name="Standard">
      <style:paragraph-properties style:line-height-at-least="0.176cm"/>
      <style:text-properties fo:font-weight="bold" style:font-weight-asian="bold" style:font-weight-complex="bold"/>
    </style:style>
    <style:style style:name="P12" style:family="paragraph" style:parent-style-name="Standard">
      <style:paragraph-properties style:line-height-at-least="0.176cm"/>
    </style:style>
    <style:style style:name="P13"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4" style:family="paragraph" style:parent-style-name="Standard">
      <style:paragraph-properties fo:line-height="100%"/>
      <style:text-properties style:font-name="Times New Roman"/>
    </style:style>
    <style:style style:name="P15" style:family="paragraph" style:parent-style-name="Standard">
      <style:paragraph-properties style:line-height-at-least="0.176cm"/>
      <style:text-properties fo:font-weight="bold" style:font-weight-asian="bold" style:font-weight-complex="bold"/>
    </style:style>
    <style:style style:name="P16" style:family="paragraph" style:parent-style-name="Standard">
      <style:paragraph-properties style:line-height-at-least="0.176cm"/>
      <style:text-properties style:font-name="Liberation Serif" fo:language="sk" fo:country="SK" fo:font-weight="bold" style:font-weight-asian="bold" style:font-weight-complex="bold"/>
    </style:style>
    <style:style style:name="P17" style:family="paragraph" style:parent-style-name="Text_20_body">
      <style:paragraph-properties style:line-height-at-least="0.176cm"/>
      <style:text-properties style:font-name="Liberation Serif" fo:language="sk" fo:country="SK"/>
    </style:style>
    <style:style style:name="P18" style:family="paragraph" style:parent-style-name="Heading_20_1">
      <style:paragraph-properties fo:line-height="100%"/>
    </style:style>
    <style:style style:name="P19" style:family="paragraph" style:parent-style-name="Heading_20_1">
      <style:paragraph-properties style:line-height-at-least="0.176cm"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Úvod</text:p>
      <text:p text:style-name="P9"/>
      <text:p text:style-name="P9">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9"/>
      <text:p text:style-name="P9">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9"/>
      <text:p text:style-name="P9">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9"/>
      <text:p text:style-name="P9">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9"/>
      <text:p text:style-name="P9">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9"/>
      <text:p text:style-name="P8">\section{Štruktúra práce}</text:p>
      <text:p text:style-name="P9"/>
      <text:p text:style-name="P9">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9"/>
      <text:p text:style-name="P9">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9"/>
      <text:p text:style-name="P9">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9"/>
      <text:p text:style-name="P9">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Modelovacie nastroje</text:p>
      <text:p text:style-name="P5"/>
      <text:p text:style-name="P8">\section{Business Process Modeling Notation}</text:p>
      <text:p text:style-name="P8">\label{sec:bpmn}</text:p>
      <text:p text:style-name="P8"/>
      <text:p text:style-name="P9">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9"/>
      <text:p text:style-name="P9">BPMN definuje Business Process Diagram (BPD), ktorý graficky znázorňuje postupnosti firemných procesov. Objekty zachytené v grafe reprezentujú aktivity a orientované hrany naznačujú poradie ich vykonania. </text:p>
      <text:p text:style-name="P9"/>
      <text:p text:style-name="P8">\subsection{Rozdelenie objektov v BPMN}</text:p>
      <text:p text:style-name="P9">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9">Základné kategórie elementov sú:</text:p>
      <text:p text:style-name="P9">\begin{itemize}</text:p>
      <text:p text:style-name="P9"><text:s/>\item Tokové objekty (Flow Objects) </text:p>
      <text:p text:style-name="P9"><text:s/>\item Spojovacie objekty (Connecting Objects)</text:p>
      <text:p text:style-name="P9"><text:s/>\item Plavecké dráhy (Swimlanes)</text:p>
      <text:p text:style-name="P9"><text:s/>\item Artefakty (Artifacts)</text:p>
      <text:p text:style-name="P9">\end{itemize}</text:p>
      <text:p text:style-name="P9"/>
      <text:p text:style-name="P8">\subsection{Tokové objekty}</text:p>
      <text:p text:style-name="P9">Tokové objekty sú základné objekty BPD, udávajú správanie firemného procesu. Definované sú tri Flow Objects: \\</text:p>
      <text:p text:style-name="P9"/>
      <text:p text:style-name="P8">\subsection*{Udalosť}</text:p>
      <text:p text:style-name="P9">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9"/>
      <text:p text:style-name="P9">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9"/>
      <text:p text:style-name="P9">\begin{figure}[ht]</text:p>
      <text:p text:style-name="P9"><text:s/>\centering</text:p>
      <text:p text:style-name="P9"><text:soft-page-break/><text:s/>\includegraphics{pic/eventtypes.png}</text:p>
      <text:p text:style-name="P9"><text:s/>\caption{Zoznam podtypov udalostí.}</text:p>
      <text:p text:style-name="P9"><text:s/>\label{fig:evtyp}</text:p>
      <text:p text:style-name="P9">\end{figure}</text:p>
      <text:p text:style-name="P9"/>
      <text:p text:style-name="P8">\subsection*{Aktivita}</text:p>
      <text:p text:style-name="P9">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9"/>
      <text:p text:style-name="P8">\subsection*{Brána}</text:p>
      <text:p text:style-name="P9">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9"/>
      <text:p text:style-name="P8">\subsection{Spojovacie objekty}</text:p>
      <text:p text:style-name="P9">Tokové objekty sa spájajú a vytvárajú základnú kostru firemného procesu. Spojovacie objekty <text:span text:style-name="T5">(Connecting Objects)</text:span> zabezpečujú toto prepojenie a taktiež umožňujú pripájanie artefaktov.</text:p>
      <text:p text:style-name="P9"/>
      <text:p text:style-name="P8">\subsection*{Sekvenčný tok}</text:p>
      <text:p text:style-name="P9">Sekvenčný tok <text:span text:style-name="T5">(Sequence Flow)</text:span> reprezentuje neprerušovaná čiara s vyplnenou šípkou. Vyznačuje poradie, v akom sú aktivity v procese vykonávané.</text:p>
      <text:p text:style-name="P9"/>
      <text:p text:style-name="P8">\subsection*{Tok správ}</text:p>
      <text:p text:style-name="P9">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9"/>
      <text:p text:style-name="P8">\subsection*{Asociácia}</text:p>
      <text:p text:style-name="P9">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9"/>
      <text:p text:style-name="P8">\subsection{Plavecké dráhy}</text:p>
      <text:p text:style-name="P9">Plavecké dráhy <text:span text:style-name="T5">(Swimlanes)</text:span> sa používajú ako prostriedok na organizáciu aktivít. Opticky sa pomocou nich oddeľujú zodpovednosti roly alebo usporiadanie činnosti v procese.</text:p>
      <text:p text:style-name="P9"/>
      <text:p text:style-name="P8">\subsection*{Pool}</text:p>
      <text:p text:style-name="P9">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9"><text:soft-page-break/></text:p>
      <text:p text:style-name="P9">\begin{figure}[ht]</text:p>
      <text:p text:style-name="P9"><text:s/>\centering</text:p>
      <text:p text:style-name="P9"><text:s/>\includegraphics[width=\linewidth]{pic/poolex.png}</text:p>
      <text:p text:style-name="P9"><text:s/>\caption{Príklad využitia poolu.}</text:p>
      <text:p text:style-name="P9"><text:s/>\label{fig:polex}</text:p>
      <text:p text:style-name="P9">\end{figure}</text:p>
      <text:p text:style-name="P9"/>
      <text:p text:style-name="P8">\subsection*{Dráha}</text:p>
      <text:p text:style-name="P9">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9"/>
      <text:p text:style-name="P9">\begin{figure}[ht]</text:p>
      <text:p text:style-name="P9"><text:s/>\centering</text:p>
      <text:p text:style-name="P9"><text:s/>\includegraphics[width=\linewidth]{pic/laneex.png}</text:p>
      <text:p text:style-name="P9"><text:s/>\caption{Príklad využitia dráhy.}</text:p>
      <text:p text:style-name="P9"><text:s/>\label{fig:lanex}</text:p>
      <text:p text:style-name="P9">\end{figure}</text:p>
      <text:p text:style-name="P9"/>
      <text:p text:style-name="P8">\subsection{Artefakty}</text:p>
      <text:p text:style-name="P9">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9"/>
      <text:p text:style-name="P8">\subsection*{Dátový objekt}</text:p>
      <text:p text:style-name="P9">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9"/>
      <text:p text:style-name="P8">\subsection*{ Skupina}</text:p>
      <text:p text:style-name="P9">Skupina<text:span text:style-name="T5"> (Group)</text:span> je znázorňovaná prerušovaným obdĺžnikom a používa sa na dokumentačné a analytické účely. Nijako neovplyvňuje tok procesu.</text:p>
      <text:p text:style-name="P9"/>
      <text:p text:style-name="P8">\subsection*{Poznámka}</text:p>
      <text:p text:style-name="P9">Anotácia <text:span text:style-name="T5">(Annotation)</text:span> slúži na zachytenie dodatočnej textovej informácie pre čitateľa diagramu. K objektu je pripojená pomocou asociácie. </text:p>
      <text:p text:style-name="P9"/>
      <text:p text:style-name="P8">\subsection{Využitie BPMN}</text:p>
      <text:p text:style-name="P9">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9">\begin{description}</text:p>
      <text:p text:style-name="P9"><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9"><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9">\end{description}</text:p>
      <text:p text:style-name="P9"/>
      <text:p text:style-name="P9">\begin{figure}[hb]</text:p>
      <text:p text:style-name="P9"><text:s/>\centering</text:p>
      <text:p text:style-name="P9"><text:s/>\includegraphics[width=\linewidth]{pic/subproc.png}</text:p>
      <text:p text:style-name="P9"><text:s/>\caption{Interný proces vysokej úrovne.}</text:p>
      <text:p text:style-name="P9"><text:s/>\label{fig:subproc}</text:p>
      <text:p text:style-name="P9">\end{figure}</text:p>
      <text:p text:style-name="P9"/>
      <text:p text:style-name="P8">\section{Unified Modeling Language}</text:p>
      <text:p text:style-name="P9">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9"/>
      <text:p text:style-name="P8">\subsection{Diagram prípadov použitia}</text:p>
      <text:p text:style-name="P10"><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9">\begin{description}</text:p>
      <text:p text:style-name="P9"><text:s/>\item[Hranice systému] Vymedzujú modelovanú oblasť.</text:p>
      <text:p text:style-name="P9"><text:s/>\item[Aktér] Predstavuje entitu (rola, systém, čas) mimo systému, ktorá so systémom spolupracuje. </text:p>
      <text:p text:style-name="P9"><text:s/>\item[Prípad použitia] Zachytáva ucelenú funkčnú jednotku systému.</text:p>
      <text:p text:style-name="P9">\end{description}</text:p>
      <text:p text:style-name="P9"/>
      <text:p text:style-name="P9">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9"/>
      <text:p text:style-name="P9">\begin{figure}[hb]</text:p>
      <text:p text:style-name="P9"><text:s/>\centering</text:p>
      <text:p text:style-name="P9"><text:s/>\includegraphics{pic/usecaseex.png}</text:p>
      <text:p text:style-name="P9"><text:s/>\caption{Príklad na diagram prípadu použitia.}</text:p>
      <text:p text:style-name="P9"><text:s/>\label{fig:UCex}</text:p>
      <text:p text:style-name="P9">\end{figure}</text:p>
      <text:p text:style-name="P9"/>
      <text:p text:style-name="P8">\subsection{Diagram tried}</text:p>
      <text:p text:style-name="P9">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9"/>
      <text:p text:style-name="P9">\begin{figure}[hb]</text:p>
      <text:p text:style-name="P9"><text:s/>\centering</text:p>
      <text:p text:style-name="P9"><text:s/>\includegraphics{pic/classex.png}</text:p>
      <text:p text:style-name="P9"><text:s/>\caption{Príklad na diagram tried.}</text:p>
      <text:p text:style-name="P9"><text:s/>\label{fig:classex}</text:p>
      <text:p text:style-name="P9"><text:soft-page-break/>\end{figure}</text:p>
      <text:p text:style-name="P9"><text:tab/></text:p>
      <text:p text:style-name="P7">%\subsection{Sekvenčný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Modelovacie techniky</text:p>
      <text:p text:style-name="P9"/>
      <text:p text:style-name="P9">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9"/>
      <text:p text:style-name="P9">Pri využití objektovo orientovanej analýzy sa v najväčšej miere používajú dva modely: vodopád a iteratívny / inkrementálny vývoj. Črty týchto modelov nájdeme vo všetkých moderných modelovacích metodikách. </text:p>
      <text:p text:style-name="P9"/>
      <text:p text:style-name="P8">\section{Vodopád}</text:p>
      <text:p text:style-name="P9"><text:soft-page-break/>\label{sec:vod}</text:p>
      <text:p text:style-name="P9">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9"/>
      <text:p text:style-name="P9">\begin{itemize}</text:p>
      <text:p text:style-name="P9">\item Definovanie problému</text:p>
      <text:p text:style-name="P9">\item Analýzu a špecifikáciu požiadaviek</text:p>
      <text:p text:style-name="P9">\item Návrh</text:p>
      <text:p text:style-name="P9">\item Implementovanie </text:p>
      <text:p text:style-name="P9">\item Testovanie a integrovanie</text:p>
      <text:p text:style-name="P9">\item Údržbu </text:p>
      <text:p text:style-name="P9">\end{itemize}</text:p>
      <text:p text:style-name="P9"/>
      <text:p text:style-name="P9">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9"/>
      <text:p text:style-name="P9">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9"/>
      <text:p text:style-name="P9">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9"/>
      <text:p text:style-name="P9">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9"/>
      <text:p text:style-name="P8">\section{Iteratívny / inkrementálny vývoj}</text:p>
      <text:p text:style-name="P9">\label{sec:InIt}</text:p>
      <text:p text:style-name="P10"><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9">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9"/>
      <text:p text:style-name="P9">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9"/>
      <text:p text:style-name="P10"><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9"/>
      <text:p text:style-name="P8">\section{Agilné metódy vývoja}</text:p>
      <text:p text:style-name="P9">\label{sec:agil}</text:p>
      <text:p text:style-name="P9"/>
      <text:p text:style-name="P9">Súčasný svet sa veľmi rýchlo mení. Pri vývoji softvéru sa preto kladie veľký doraz na rýchlosť a flexibilitu. Aplikácie sa počas vývoja musia prispôsobovať meniacim sa podmienkam a byť čo najskôr k dispozícii zákazníkovi.</text:p>
      <text:p text:style-name="P9"/>
      <text:p text:style-name="P9">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9"/>
      <text:p text:style-name="P9">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9"/>
      <text:p text:style-name="P9">\begin{figure}[ht]</text:p>
      <text:p text:style-name="P9"><text:s/>\centering</text:p>
      <text:p text:style-name="P9"><text:s/>\includegraphics[width=400px]{pic/agilvsklasik.png}</text:p>
      <text:p text:style-name="P9"><text:s/>\caption{Porovnanie klasického a agilného prístupu.}</text:p>
      <text:p text:style-name="P9"><text:s/>\label{fig:agilvsklas}</text:p>
      <text:p text:style-name="P9">\end{figure}</text:p>
      <text:p text:style-name="P9"/>
      <text:p text:style-name="P8">\subsection{Manifest agilného programovania}</text:p>
      <text:p text:style-name="P9">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9">\begin{itemize}</text:p>
      <text:p text:style-name="P9"><text:s/>\item Osoby a interakcia majú prednosť pred procesmi a nástrojmi</text:p>
      <text:p text:style-name="P9"><text:s/>\item Fungujúci softvér má prednosť pred obsiahlou dokumentáciou</text:p>
      <text:p text:style-name="P9"><text:s/>\item Spolupráca so zákazníkom je uprednostnená pred vyjednávaním o zmluvách</text:p>
      <text:p text:style-name="P9"><text:s/>\item Reagovanie na zmenu má prednosť pred nasledovaním plánu\\</text:p>
      <text:p text:style-name="P9">\end{itemize}</text:p>
      <text:p text:style-name="P9">\textbf{Osoby a interakcia majú prednosť pred procesmi a nástrojmi}</text:p>
      <text:p text:style-name="P9"/>
      <text:p text:style-name="P9">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text:soft-page-break/>Programovanie často prebieha v skupinkách, ktorých členovia sa striedajú pri kódovaní daného úseku programu. </text:p>
      <text:p text:style-name="P9"/>
      <text:p text:style-name="P9">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9">\textbf{Fungujúci softvér má prednosť pred obsiahlou dokumentáciou}</text:p>
      <text:p text:style-name="P9"/>
      <text:p text:style-name="P9">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9"/>
      <text:p text:style-name="P10"><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9"><text:s/></text:p>
      <text:p text:style-name="P9">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9">\textbf{Spolupráca so zákazníkom je uprednostnená pred vyjednávaním o zmluvách}</text:p>
      <text:p text:style-name="P9"/>
      <text:p text:style-name="P9">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9"/>
      <text:p text:style-name="P10"><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9"/>
      <text:p text:style-name="P9">Vniká tu potreba pre nový obchodný vzťah, ktorý je založený na úzkej spolupráci zákazníka s dodávateľom. Zákazník má veľkú moc v ovplyvňovaní celého vývoja a nesie aj veľkú časť zodpovednosti za úspech projektu.\\\\</text:p>
      <text:p text:style-name="P9">\textbf{Reagovanie na zmenu má prednosť pred nasledovaním plánu}</text:p>
      <text:p text:style-name="P9"/>
      <text:p text:style-name="P9">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9"/>
      <text:p text:style-name="P9">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9"/>
      <text:p text:style-name="P8">\section{Business Driven Development}</text:p>
      <text:p text:style-name="P9">\label{sec:bdd}</text:p>
      <text:p text:style-name="P9"/>
      <text:p text:style-name="P9">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9"/>
      <text:p text:style-name="P9">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9"/>
      <text:p text:style-name="P9">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9"/>
      <text:p text:style-name="P9">Ako hlavný prvok premostenia firemných potrieb a IT je vhodné využiť modely firemných procesov (Business proces models BPMs). Je preto dôležité, aby IT odborníci boli schopní tieto diagramy čítať a pochopiť.</text:p>
      <text:p text:style-name="P9"/>
      <text:p text:style-name="P9">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9"/>
      <text:p text:style-name="P8">\subsection{BDD model činností}</text:p>
      <text:p text:style-name="P9">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9"/>
      <text:p text:style-name="P9">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9"/>
      <text:p text:style-name="P9">Nasledujúci obrázok \ref{fig:BDDmod} znázorňuje vysokoúrovňový náhľad na typickú postupnosť činností v BDD metodike.</text:p>
      <text:p text:style-name="P9"/>
      <text:p text:style-name="P9">\begin{figure}[ht]</text:p>
      <text:p text:style-name="P9"><text:s/>\centering</text:p>
      <text:p text:style-name="P9"><text:soft-page-break/><text:s/>\includegraphics[width=300px]{pic/BDDmodel.png}</text:p>
      <text:p text:style-name="P9"><text:s/>% BDDmodel.png: 1214x622 pixel, 72dpi, 42.83x21.94 cm, bb=0 0 1214 622</text:p>
      <text:p text:style-name="P9"><text:s/>\caption{BDD model činností.}</text:p>
      <text:p text:style-name="P9"><text:s/>\label{fig:BDDmod}</text:p>
      <text:p text:style-name="P9">\end{figure}</text:p>
      <text:p text:style-name="P9"/>
      <text:p text:style-name="P9">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9"/>
      <text:p text:style-name="P9">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9"/>
      <text:p text:style-name="P9">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9"/>
      <text:p text:style-name="P9">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9"/>
      <text:p text:style-name="P9">V nasledujúcej časti bude pozornosť podrobnejšie venovaná vývojovému životnému cyklu.</text:p>
      <text:p text:style-name="P9"/>
      <text:p text:style-name="P8">\subsection{Analýza firemných požiadaviek}</text:p>
      <text:p text:style-name="P9"/>
      <text:p text:style-name="P10"><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9"/>
      <text:p text:style-name="P9">\begin{itemize}</text:p>
      <text:p text:style-name="P9">\item Firemnú víziu.</text:p>
      <text:p text:style-name="P9">\item Firemné ciele (krátkodobé a dlhodobé), ktorými uskutočňujú víziu spoločnosti.</text:p>
      <text:p text:style-name="P9">\item Firemné požiadavky vysokej úrovne, ktoré napomáhajú dosiahnuť ciele.</text:p>
      <text:p text:style-name="P9">\item Problémy s existujúcimi firemnými procesmi.</text:p>
      <text:p text:style-name="P9">\end{itemize}</text:p>
      <text:p text:style-name="P9"/>
      <text:p text:style-name="P9">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9"/>
      <text:p text:style-name="P8">\subsection{Modelovanie firemných procesov}</text:p>
      <text:p text:style-name="P9"/>
      <text:p text:style-name="P9">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9"/>
      <text:p text:style-name="P9">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9"/>
      <text:p text:style-name="P9">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9"/>
      <text:p text:style-name="P9">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9"/>
      <text:p text:style-name="P9">Navrhnuté modely sa dajú testovať, prípadne sú do nich zavedené monitorovacie parametre, aby bolo uľahčené meranie výkonu a funkčnosti procesov. Vykonávame nimi simulácie, prostredníctvom ktorých získavame informácie na vylepšenie modelov.</text:p>
      <text:p text:style-name="P9"/>
      <text:p text:style-name="P9">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9"/>
      <text:p text:style-name="P8">\subsection{Modelovanie prípadov použitia}</text:p>
      <text:p text:style-name="P9">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9"/>
      <text:p text:style-name="P9">Na prevod nie je jasne definovaný formálny postup, ale je možné naznačiť použiteľný mechanizmus prevádzania BPMs na modely prípadov použitia.</text:p>
      <text:p text:style-name="P9"/>
      <text:p text:style-name="P9">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9"/>
      <text:p text:style-name="P9">Podobne aj mapovanie celého firemného procesu na prípad použitia by bolo značne zložité a neprehľadné. Vyskytovalo by sa tu veľké množstvo rol a vznikal by veľký počet alternatívnych ciest.\\</text:p>
      <text:p text:style-name="P9"><text:soft-page-break/></text:p>
      <text:p text:style-name="P9">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9"/>
      <text:p text:style-name="P9">Hneď, ako sme schopní identifikovať prípad použitia, je nutné popísať jeho hlavné kroky cez aktivity, ktoré v ňom prebiehajú. Takýmto spôsobom získavame popis prípadu použitia pomocou postupnosti krokov.\\</text:p>
      <text:p text:style-name="P9"/>
      <text:p text:style-name="P9">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9"/>
      <text:p text:style-name="P9">Ak sa nám úspešne podarí vykonať všetky tieto prevody, zvyšujeme tým pravdepodobnosť úspechu IT projektu.</text:p>
      <text:p text:style-name="P9"/>
      <text:p text:style-name="P8">\subsection{Modelovanie služieb -- SOA}</text:p>
      <text:p text:style-name="P9">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9"/>
      <text:p text:style-name="P9">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9"><text:s/></text:p>
      <text:p text:style-name="P9">\begin{itemize}</text:p>
      <text:p text:style-name="P9">\item Určenie primárnych procesných slabostí a úzkych miest</text:p>
      <text:p text:style-name="P9">\item Problematické body vytknuté zákazníkom </text:p>
      <text:p text:style-name="P9">\item Procesy, ktoré musia byť škálovateľné s nárastom objemu transakcií </text:p>
      <text:p text:style-name="P9">\end{itemize}</text:p>
      <text:p text:style-name="P9"/>
      <text:p text:style-name="P9">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9"/>
      <text:p text:style-name="P9">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9"/>
      <text:p text:style-name="P9">\begin{figure}</text:p>
      <text:p text:style-name="P9"><text:s/>\centering</text:p>
      <text:p text:style-name="P9"><text:s/>\includegraphics{pic/BDDmodel.png}</text:p>
      <text:p text:style-name="P9"><text:s/>\caption{Úrovne servisne orientovanej architektúry}</text:p>
      <text:p text:style-name="P9"><text:s/>\label{fig:SOAL}</text:p>
      <text:p text:style-name="P9">\end{figure}</text:p>
      <text:p text:style-name="P9"/>
      <text:p text:style-name="P9">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9"/>
      <text:p text:style-name="P9">Po zostavení listiny kandidátov na služby sa snažíme dopracovať ku konečnej podobe portfólia služieb a vypracovať model služieb pre firmu. Základné činnosti, ktoré musia byť vykonané na dosiahnutie modelu služieb, sú:</text:p>
      <text:p text:style-name="P9"/>
      <text:p text:style-name="P9">\begin{itemize}</text:p>
      <text:p text:style-name="P9">\item Analýza zhora dolu cez procesné modely. </text:p>
      <text:p text:style-name="P9">\item Analýza už existujúceho systému a aplikácií. </text:p>
      <text:p text:style-name="P9">\item Vytvorenie prvotného modelu služieb pre kandidátske služby.</text:p>
      <text:p text:style-name="P9">\item Jasné stanovenie popisov vlastností a kvality služieb. </text:p>
      <text:p text:style-name="P9">\item Zviazanie každej služby s firemným cieľom a zabezpečenie, aby sa služba podieľala aspoň na jednom firemnom procese. </text:p>
      <text:p text:style-name="P9">\end{itemize}</text:p>
      <text:p text:style-name="P9"/>
      <text:p text:style-name="P8">\subsection{Systémový návrh a vývoj}</text:p>
      <text:p text:style-name="P9">Počas vývojovej fázy tím pracuje s počiatočným prípadom použitia a modelom služieb. Vnára sa do modelu a špecifikuje funkcionalitu pre každý prípad použitia. \\\\</text:p>
      <text:p text:style-name="P9">\textbf{Systémový návrh}</text:p>
      <text:p text:style-name="P9"/>
      <text:p text:style-name="P10"><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9"/>
      <text:p text:style-name="P9">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9"/>
      <text:p text:style-name="P9"><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9"/>
      <text:p text:style-name="P9">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9">\textbf{Systémový vývoj} </text:p>
      <text:p text:style-name="P9"/>
      <text:p text:style-name="P9">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9"/>
      <text:p text:style-name="P9">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9"/>
      <text:p text:style-name="P9">Paralelne s vývojom je budovaná aj infraštruktúra pre budúci systém. Využíva sa pri tom operačný model systému. Súčasne musí byť po dokončení vývoja pripravený aj hardvér, aby mohlo nastať nasadenie systému.</text:p>
      <text:p text:style-name="P9"/>
      <text:p text:style-name="P11">\subsection{Nasadenie, monitorovanie a analýza zozbieraných dát}</text:p>
      <text:p text:style-name="P12"/>
      <text:p text:style-name="P12">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2"/>
      <text:p text:style-name="P12">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2"/>
      <text:p text:style-name="P12">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12"/>
      <text:p text:style-name="P12">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2"/>
      <text:p text:style-name="P11">\subsection{Definované role}</text:p>
      <text:p text:style-name="P12"/>
      <text:p text:style-name="P12">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2"/>
      <text:p text:style-name="P12">\begin{figure}</text:p>
      <text:p text:style-name="P12"><text:s/>\centering</text:p>
      <text:p text:style-name="P12"><text:s/>\includegraphics{pic/BDDmodel.png}</text:p>
      <text:p text:style-name="P12"><text:s/>\caption{Hlavné roly využívané v BDD.}</text:p>
      <text:p text:style-name="P12"><text:s/>\label{fig:roles}</text:p>
      <text:p text:style-name="P12">\end{figure}</text:p>
      <text:p text:style-name="P12"/>
      <text:p text:style-name="P12">Popis jednotlivých kľúčových rol:</text:p>
      <text:p text:style-name="P12">\begin{description}</text:p>
      <text:p text:style-name="P12">\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2">\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2">\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2">\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2">\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2">\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16">\end{description}</text:p>
      <text:h text:style-name="P19" text:outline-level="1">metóda vývoja</text:h>
      <text:p text:style-name="P4"/>
      <text:p text:style-name="P4">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4"/>
      <text:p text:style-name="P4">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4"/>
      <text:p text:style-name="P4">\section{Charakteristika metódy}</text:p>
      <text:p text:style-name="P4"/>
      <text:p text:style-name="P4">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4"/>
      <text:p text:style-name="P4">\subsection{Model životného cyklu}</text:p>
      <text:p text:style-name="P4"/>
      <text:p text:style-name="P4">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4"/>
      <text:p text:style-name="P4">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4"/>
      <text:p text:style-name="P4">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4"/>
      <text:p text:style-name="P4">\subsection{Agilné prvky}</text:p>
      <text:p text:style-name="P4">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4"/>
      <text:p text:style-name="P4">V navrhovanej metóde pôjde o snahu využiť vlastnosti agilných metód, aby bola zabezpečená čo najvyššia flexibilita vývoja. </text:p>
      <text:p text:style-name="P4"/>
      <text:p text:style-name="P4">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4"/>
      <text:p text:style-name="P4">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4"/>
      <text:p text:style-name="P4">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4"/>
      <text:p text:style-name="P4">\subsection{Využitie BPMN}</text:p>
      <text:p text:style-name="P4"/>
      <text:p text:style-name="P4">BPMN slúži ako grafický jazyk, ktorý je špecializovaný na popis firemných procesov. Podrobný popis syntaxe bol podaný v druhej kapitole. \ref{sec:bpmn}. Modelovanie firemných procesov bude <text:soft-page-break/>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4"/>
      <text:p text:style-name="P4">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4"/>
      <text:p text:style-name="P4">\subsection{Inšpirácia BDD}</text:p>
      <text:p text:style-name="P4"/>
      <text:p text:style-name="P4">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4"/>
      <text:p text:style-name="P4">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4"/>
      <text:p text:style-name="P4">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4"/>
      <text:p text:style-name="P4">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4"/>
      <text:p text:style-name="P4">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4"/>
      <text:p text:style-name="P4"><text:soft-page-break/>\section{Životný cyklus}</text:p>
      <text:p text:style-name="P4">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4"/>
      <text:p text:style-name="P4">\begin{figure}</text:p>
      <text:p text:style-name="P4"><text:s/>\centering</text:p>
      <text:p text:style-name="P4"><text:s/>\includegraphics[width=400px]{pic/mymod.png}</text:p>
      <text:p text:style-name="P4"><text:s/>\caption{Schéma životného cyklu navrhovanej metódy.}</text:p>
      <text:p text:style-name="P4"><text:s/>\label{fig:mypic}</text:p>
      <text:p text:style-name="P4">\end{figure}</text:p>
      <text:p text:style-name="P4"/>
      <text:p text:style-name="P4"/>
      <text:p text:style-name="P4">\begin{description}</text:p>
      <text:p text:style-name="P4">\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4">\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4"/>
      <text:p text:style-name="P4">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4">\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4">\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4">\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4">\end{description} <text:s/></text:p>
      <text:p text:style-name="P4"/>
      <text:p text:style-name="P4">\section{Využité roly}</text:p>
      <text:p text:style-name="P4">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4"/>
      <text:p text:style-name="P4">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4"/>
      <text:p text:style-name="P4">Navrhovaná metóda definuje nasledujúce roly:</text:p>
      <text:p text:style-name="P4"/>
      <text:p text:style-name="P4">\begin{description}</text:p>
      <text:p text:style-name="P4">\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4">\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4">\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4">\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4"><text:soft-page-break/>\end{description}</text:p>
      <text:p text:style-name="P4"/>
      <text:p text:style-name="P4">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4"/>
      <text:p text:style-name="P4">\section{Vývoj softvérového projektu} </text:p>
      <text:p text:style-name="P4">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4"/>
      <text:p text:style-name="P4">\subsection{Špecifikácia požiadaviek}</text:p>
      <text:p text:style-name="P4">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4"/>
      <text:p text:style-name="P4">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4"/>
      <text:p text:style-name="P4">Medzníkom ukončenia prvej časti projektu je odsúhlasená špecifikácia požiadaviek. </text:p>
      <text:p text:style-name="P4"/>
      <text:p text:style-name="P4">\subsection{Návrh firemných procesov}</text:p>
      <text:p text:style-name="P4">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4"/>
      <text:p text:style-name="P4">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4"/>
      <text:p text:style-name="P4">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4"/>
      <text:p text:style-name="P4">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4"/>
      <text:p text:style-name="P4">Rozhraním fázy návrhu firemných procesov je hierarchická zostava diagramov, ktorá popisuje budúci systém a plán iterácií a inkrementov, podľa ktorého bude systém postupne vyvíjaný. </text:p>
      <text:p text:style-name="P4"/>
      <text:p text:style-name="P4">\subsection{Návrh systému}</text:p>
      <text:p text:style-name="P4"/>
      <text:p text:style-name="P4">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4"><text:tab/></text:p>
      <text:p text:style-name="P4">Hlavnou činnosťou návrhovej fázy životného cyklu je spracovanie modelov firemných procesov. Identifikujú sa v nich prípady použitia, ktoré graficky popíšu časti diagramov, ktoré boli východiskom. Jasne sa tým previažu diagramy firemných procesov s prípadmi použitia, ktoré budú ďalej podľa potreby spracúvané.</text:p>
      <text:p text:style-name="P4"/>
      <text:p text:style-name="P4">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4"/>
      <text:p text:style-name="P4">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4"/>
      <text:p text:style-name="P4">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4"/>
      <text:p text:style-name="P4">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1"><text:bookmark-start text:name="DDE_LINK1"/>\subsection{Vývoj a testovanie}<text:bookmark-end text:name="DDE_LINK1"/></text:p>
      <text:p text:style-name="P2"/>
      <text:p text:style-name="P2"><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4">Medzníkom ukončenia fázy vývoja je ucelená spustiteľná časť budúceho systému.\\</text:p>
      <text:p text:style-name="P4"/>
      <text:p text:style-name="P2">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4">Výslednicou fázy testovania je správa o výsledkoch testov.</text:p>
      <text:p text:style-name="P4"/>
      <text:p text:style-name="P4">\subsection{Nasadenie a odovzdanie produktu}</text:p>
      <text:p text:style-name="P4"/>
      <text:p text:style-name="P4">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4"><text:soft-page-break/></text:p>
      <text:p text:style-name="P2">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8" text:outline-level="1"/>
      <text:h text:style-name="P18" text:outline-level="1"/>
      <text:h text:style-name="P18" text:outline-level="1"/>
      <text:h text:style-name="P18"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1"><text:soft-page-break/>prakticka cast</text:h>
      <text:p text:style-name="P3"/>
      <text:p text:style-name="P3">Táto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3"/>
      <text:p text:style-name="P3">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0"/>
      <text:p text:style-name="P1">\section{Špecifikácia požiadavkov}</text:p>
      <text:p text:style-name="P1">Účelom systému je zabezpečenie virtuálnej konferencie. Webová aplikácia musí mať prvky redakčného systému, ktoré umožnia administrátorovi upravovať, pridávať a odoberať jej obsah. Aplikácie bude zabezpečovať zbieranie a sprostredkovávanie vedeckých článkov vo forme virtuálneho vedeckého časopisu.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text:p>
      <text:p text:style-name="P1">\end{itemize}</text:p>
      <text:p text:style-name="P1">Informáciách uložených v databáze bude možné prehľadávať. Vyhľadávanie bude podľa základných informácii okrem anotácie. Taktiež sa nebude vyhľadávať v samotnom texte článkov. </text:p>
      <text:p text:style-name="P1">Rozhranie vyhľadávania bude čo najjednoduchšie. Bude poskytovať voľby na určenie kategórie, v ktorej sa bude vyhľadávať:</text:p>
      <text:p text:style-name="P1">\begin{itemize}</text:p>
      <text:p text:style-name="P1">\item meno, inštitúcia, názov</text:p>
      <text:p text:style-name="P1">\item kľúčové slová</text:p>
      <text:p text:style-name="P1">\item ročník </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text:soft-page-break/>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mail a pre všetkých užívateľov bude k dispozícii RSS zdroj. </text:p>
      <text:p text:style-name="P1">Po dovŕšení limitu na zostavenie čísla časopisu bude o tom informovaná redakčná rada a administrátor. Pravidelne bude spúšťané zálohovanie databázy, ako aj uložených plných textov článkov, ktoré budú slúžiť na obnovenie dát v prípade poruchy. Kompletné zálohy budú ukladané na predurčené uložisko. </text:p>
      <text:p text:style-name="P1"/>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text:soft-page-break/>\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ection{Návrh firemných procesov}</text:p>
      <text:p text:style-name="P1"/>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Zo špecifikácie uvedenej v predchádzajúcej sekcii bol identifikovaný hlavný proces, ktorý je tvorený z nasledujúcich činností:</text:p>
      <text:p text:style-name="P1">\item </text:p>
      <text:p text:style-name="P1">\item</text:p>
      <text:p text:style-name="P1">\item</text:p>
      <text:p text:style-name="P1">Po grafickom zachytení postupnosti jednotlivých činností dostávame prvý diagram systému (\ref{}) popisujúci systém na najvyššej úrovni. Postupnou dekompozíciou hlavného procesu je budovaná hierarchia modelov, ktorá popisuje funkčnú štruktúru organizácie a na najnižšej úrovni zachytáva základné činnosti vykonávané vo firme. Na nasledujúcom obrázku \ref{} je zachytená postupná dekompozícia jednej funkčnej časti hlavného procesu až na najnižšiu úroveň. Keďže rozparcelovanie celej hierarchie by bolo veľmi pracné a ako názorná ukážka postačuje analýza jednej vetvy, zvyšné diagramy táto prace obsahuje v dodatku A.</text:p>
      <text:p text:style-name="P1">\subsection{Identifikácia procesov}</text:p>
      <text:p text:style-name="P1"/>
      <text:p text:style-name="P1">\subsection{Určenie hlavného procesu}</text:p>
      <text:p text:style-name="P1">\subsection{Dekompozicia procesu}</text:p>
      <text:p text:style-name="P1">\subsection{Určenie komponent}</text:p>
      <text:p text:style-name="P1">\subsection{Naplánovanie iterácii a inkrementov}</text:p>
      <text:p text:style-name="P1">\subsection{Popis prípadov užitia}</text:p>
      <text:p text:style-name="P1">\subsection{Previazanie BPMN a prípadov užitia}</text:p>
      <text:p text:style-name="P1">\section{Návrh systému}</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2T23:47:44</dc:date>
    <dc:creator>Miroslav Ligas</dc:creator>
    <meta:editing-duration>PT346H29M01S</meta:editing-duration>
    <meta:editing-cycles>155</meta:editing-cycles>
    <meta:generator>OpenOffice.org/3.0$Linux OpenOffice.org_project/300m15$Build-9379</meta:generator>
    <meta:document-statistic meta:table-count="0" meta:image-count="0" meta:object-count="0" meta:page-count="29" meta:paragraph-count="414" meta:word-count="10514" meta:character-count="79363"/>
    <meta:user-defined meta:name="Info 1"/>
    <meta:user-defined meta:name="Info 2"/>
    <meta:user-defined meta:name="Info 3"/>
    <meta:user-defined meta:name="Info 4"/>
  </office:meta>
</office:document-meta>
</file>